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72f" draw:fill="solid" draw:fill-color="#ff972f" draw:textarea-horizontal-align="justify" draw:textarea-vertical-align="middle" draw:auto-grow-height="false" fo:min-height="3.689cm" fo:min-width="27.04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72f"/>
      <style:paragraph-properties fo:text-align="center"/>
      <style:text-properties fo:color="#ffffff"/>
    </style:style>
    <style:style style:name="P3" style:family="paragraph">
      <loext:graphic-properties draw:fill-color="#ffffff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546cm" svg:height="3.939cm" svg:x="0.118cm" svg:y="1.426cm">
          <text:p text:style-name="P1"><text:span text:style-name="T1">Tools-15926</text:span><text:span text:style-name="T2"><text:line-break/></text:span><text:span text:style-name="T2">Tools for testing ISO 15926 schema and 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14:56.855479295</meta:creation-date>
    <dc:date>2022-03-15T15:35:06.257257506</dc:date>
    <meta:editing-duration>PT18H39M21S</meta:editing-duration>
    <meta:editing-cycles>2</meta:editing-cycles>
    <meta:generator>LibreOffice/6.4.7.2$Linux_X86_64 LibreOffice_project/40$Build-2</meta:generator>
    <meta:document-statistic meta:object-count="24"/>
  </office:meta>
</office:document-meta>
</file>